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376.67pt" svg:height="213.34pt" svg:x="389.23pt" svg:y="142.41pt">
            <loext:p draw:notify-on-update-of-ranges="Sheet1.J3:Sheet1.J11 Sheet1.K2:Sheet1.K2 Sheet1.K3:Sheet1.K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0.27pt" svg:height="214.41pt" svg:x="2.15pt" svg:y="142.95pt">
            <loext:p draw:notify-on-update-of-ranges="Sheet1.D3:Sheet1.D9 Sheet1.E2:Sheet1.E2 Sheet1.E3:Sheet1.E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78.88pt" svg:height="212.54pt" svg:x="196.47pt" svg:y="361.62pt">
            <loext:p draw:notify-on-update-of-ranges="Sheet1.G3:Sheet1.G9 Sheet1.H2:Sheet1.H2 Sheet1.H3:Sheet1.H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378.11pt" svg:height="211.86pt" svg:x="580.48pt" svg:y="359.52pt">
            <loext:p draw:notify-on-update-of-ranges="Sheet1.M3:Sheet1.M9 Sheet1.N2:Sheet1.N2 Sheet1.N3:Sheet1.N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346.99pt" svg:height="211.52pt" svg:x="772.5pt" svg:y="142.53pt">
            <loext:p draw:notify-on-update-of-ranges="Sheet1.P3:Sheet1.P9 Sheet1.Q2:Sheet1.Q2 Sheet1.Q3:Sheet1.Q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column table:style-name="co2" table:default-cell-style-name="Default"/>
        <table:table-column table:style-name="co2" table:number-columns-repeated="2" table:default-cell-style-name="ce2"/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1">
            <text:p>Month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Day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Hour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Minutes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Seconds</text:p>
          </table:table-cell>
          <table:covered-table-cell/>
        </table:table-row>
        <table:table-row table:style-name="ro1">
          <table:table-cell table:number-columns-repeated="3"/>
          <table:table-cell office:value-type="string" calcext:value-type="string">
            <text:p>Value</text:p>
          </table:table-cell>
          <table:table-cell office:value-type="string" calcext:value-type="string">
            <text:p>PWMValu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WMValu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WMValu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WMValue</text:p>
          </table:table-cell>
          <table:table-cell/>
          <table:table-cell office:value-type="string" calcext:value-type="string">
            <text:p>Value</text:p>
          </table:table-cell>
          <table:table-cell office:value-type="string" calcext:value-type="string">
            <text:p>PWMValu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36" calcext:value-type="float">
            <text:p>136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255" calcext:value-type="float">
            <text:p>255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232" calcext:value-type="float">
            <text:p>23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1" calcext:value-type="float">
            <text:p>21</text:p>
          </table:table-cell>
          <table:table-cell office:value-type="float" office:value="141" calcext:value-type="float">
            <text:p>141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  <table:table-row table:style-name="ro1"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/>
          <table:table-cell office:value-type="float" office:value="23" calcext:value-type="float">
            <text:p>23</text:p>
          </table:table-cell>
          <table:table-cell office:value-type="float" office:value="183" calcext:value-type="float">
            <text:p>183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9">00/00/0000</text:date>, <text:time style:data-style-name="N2" text:time-value="23:14:09.5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42M46S</meta:editing-duration>
    <meta:editing-cycles>8</meta:editing-cycles>
    <meta:generator>LibreOffice/5.0.1.2$Windows_X86_64 LibreOffice_project/81898c9f5c0d43f3473ba111d7b351050be20261</meta:generator>
    <dc:date>2017-04-09T03:19:20.421000000</dc:date>
    <meta:document-statistic meta:table-count="3" meta:cell-count="89" meta:object-count="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289cm" svg:height="7.527cm" xlink:href=".." xlink:type="simple" chart:class="chart:scatter" chart:style-name="ch1">
        <chart:title svg:x="5.992cm" svg:y="0.286cm" chart:style-name="ch2">
          <text:p>Hours</text:p>
        </chart:title>
        <chart:plot-area chart:style-name="ch3" table:cell-range-address="Sheet1.J3:Sheet1.K11 Sheet1.K2:Sheet1.K2" chart:data-source-has-labels="row" svg:x="1.276cm" svg:y="1.215cm" svg:width="11.748cm" svg:height="5.181cm">
          <chartooo:coordinate-region svg:x="1.897cm" svg:y="1.414cm" svg:width="10.754cm" svg:height="4.335cm"/>
          <chart:axis chart:dimension="x" chart:name="primary-x" chart:style-name="ch4">
            <chart:title svg:x="6.683cm" svg:y="6.546cm" chart:style-name="ch5">
              <text:p>Value</text:p>
            </chart:title>
            <chart:grid chart:style-name="ch6" chart:class="major"/>
          </chart:axis>
          <chart:axis chart:dimension="y" chart:name="primary-y" chart:style-name="ch4">
            <chart:title svg:x="0.451cm" svg:y="4.643cm" chart:style-name="ch7">
              <text:p>PWMValue</text:p>
            </chart:title>
            <chart:grid chart:style-name="ch6" chart:class="major"/>
          </chart:axis>
          <chart:series chart:style-name="ch8" chart:values-cell-range-address="Sheet1.K3:Sheet1.K11" chart:label-cell-address="Sheet1.K2:Sheet1.K2" chart:class="chart:scatter">
            <chart:domain table:cell-range-address="Sheet1.J3:Sheet1.J11"/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  <table:table-cell office:value-type="string">
                <text:p>PWMValue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J3:Sheet1.J11</svg:desc>
                </draw:g>
              </table:table-cell>
              <table:table-cell office:value-type="float" office:value="3">
                <text:p>3</text:p>
                <draw:g>
                  <svg:desc>Sheet1.K3:Sheet1.K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8">
                <text:p>18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416cm" svg:height="7.565cm" xlink:href=".." xlink:type="simple" chart:class="chart:scatter" chart:style-name="ch1">
        <chart:title svg:x="5.937cm" svg:y="0.287cm" chart:style-name="ch2">
          <text:p>Months</text:p>
        </chart:title>
        <chart:plot-area chart:style-name="ch3" table:cell-range-address="Sheet1.D3:Sheet1.E9 Sheet1.E2:Sheet1.E2" chart:data-source-has-labels="row" svg:x="1.279cm" svg:y="1.217cm" svg:width="11.869cm" svg:height="5.216cm">
          <chartooo:coordinate-region svg:x="2.086cm" svg:y="1.417cm" svg:width="10.875cm" svg:height="4.369cm"/>
          <chart:axis chart:dimension="x" chart:name="primary-x" chart:style-name="ch4">
            <chart:title svg:x="6.746cm" svg:y="6.584cm" chart:style-name="ch5">
              <text:p>Value</text:p>
            </chart:title>
            <chart:grid chart:style-name="ch6" chart:class="major"/>
          </chart:axis>
          <chart:axis chart:dimension="y" chart:name="primary-y" chart:style-name="ch4">
            <chart:title svg:x="0.451cm" svg:y="4.663cm" chart:style-name="ch7">
              <text:p>PWMValue</text:p>
            </chart:title>
            <chart:grid chart:style-name="ch6" chart:class="major"/>
          </chart:axis>
          <chart:series chart:style-name="ch8" chart:values-cell-range-address="Sheet1.E3:Sheet1.E9" chart:label-cell-address="Sheet1.E2:Sheet1.E2" chart:class="chart:scatter">
            <chart:domain table:cell-range-address="Sheet1.D3:Sheet1.D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WMValue</text:p>
                <draw:g>
                  <svg:desc>Sheet1.E2:Sheet1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D3:Sheet1.D9</svg:desc>
                </draw:g>
              </table:table-cell>
              <table:table-cell office:value-type="float" office:value="0">
                <text:p>0</text:p>
                <draw:g>
                  <svg:desc>Sheet1.E3:Sheet1.E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67cm" svg:height="7.499cm" xlink:href=".." xlink:type="simple" chart:class="chart:scatter" chart:style-name="ch1">
        <chart:title svg:x="6.097cm" svg:y="0.285cm" chart:style-name="ch2">
          <text:p>Days</text:p>
        </chart:title>
        <chart:plot-area chart:style-name="ch3" table:cell-range-address="Sheet1.G3:Sheet1.H9 Sheet1.H2:Sheet1.H2" chart:data-source-has-labels="row" svg:x="1.278cm" svg:y="1.213cm" svg:width="11.822cm" svg:height="5.156cm">
          <chartooo:coordinate-region svg:x="2.085cm" svg:y="1.413cm" svg:width="10.828cm" svg:height="4.309cm"/>
          <chart:axis chart:dimension="x" chart:name="primary-x" chart:style-name="ch4">
            <chart:title svg:x="6.722cm" svg:y="6.518cm" chart:style-name="ch5">
              <text:p>Value</text:p>
            </chart:title>
            <chart:grid chart:style-name="ch6" chart:class="major"/>
          </chart:axis>
          <chart:axis chart:dimension="y" chart:name="primary-y" chart:style-name="ch4">
            <chart:title svg:x="0.451cm" svg:y="4.629cm" chart:style-name="ch7">
              <text:p>PWMValue</text:p>
            </chart:title>
            <chart:grid chart:style-name="ch6" chart:class="major"/>
          </chart:axis>
          <chart:series chart:style-name="ch8" chart:values-cell-range-address="Sheet1.H3:Sheet1.H9" chart:label-cell-address="Sheet1.H2:Sheet1.H2" chart:class="chart:scatter">
            <chart:domain table:cell-range-address="Sheet1.G3:Sheet1.G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PWMValue</text:p>
                <draw:g>
                  <svg:desc>Sheet1.H2:Sheet1.H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G3:Sheet1.G9</svg:desc>
                </draw:g>
              </table:table-cell>
              <table:table-cell office:value-type="float" office:value="10">
                <text:p>10</text:p>
                <draw:g>
                  <svg:desc>Sheet1.H3:Sheet1.H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232">
                <text:p>23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3.34cm" svg:height="7.475cm" xlink:href=".." xlink:type="simple" chart:class="chart:scatter" chart:style-name="ch1">
        <chart:title svg:x="5.846cm" svg:y="0.285cm" chart:style-name="ch2">
          <text:p>Minutes</text:p>
        </chart:title>
        <chart:plot-area chart:style-name="ch3" table:cell-range-address="Sheet1.M3:Sheet1.N9 Sheet1.N2:Sheet1.N2" chart:data-source-has-labels="row" svg:x="1.277cm" svg:y="1.213cm" svg:width="11.797cm" svg:height="5.132cm">
          <chartooo:coordinate-region svg:x="2.084cm" svg:y="1.413cm" svg:width="10.803cm" svg:height="4.285cm"/>
          <chart:axis chart:dimension="x" chart:name="primary-x" chart:style-name="ch4">
            <chart:title svg:x="6.708cm" svg:y="6.494cm" chart:style-name="ch5">
              <text:p>Value</text:p>
            </chart:title>
            <chart:grid chart:style-name="ch6" chart:class="major"/>
          </chart:axis>
          <chart:axis chart:dimension="y" chart:name="primary-y" chart:style-name="ch4">
            <chart:title svg:x="0.451cm" svg:y="4.617cm" chart:style-name="ch7">
              <text:p>PWMValue</text:p>
            </chart:title>
            <chart:grid chart:style-name="ch6" chart:class="major"/>
          </chart:axis>
          <chart:series chart:style-name="ch8" chart:values-cell-range-address="Sheet1.N3:Sheet1.N9" chart:label-cell-address="Sheet1.N2:Sheet1.N2" chart:class="chart:scatter">
            <chart:domain table:cell-range-address="Sheet1.M3:Sheet1.M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M</text:p>
              </table:table-cell>
              <table:table-cell office:value-type="string">
                <text:p>PWMValue</text:p>
                <draw:g>
                  <svg:desc>Sheet1.N2:Sheet1.N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M3:Sheet1.M9</svg:desc>
                </draw:g>
              </table:table-cell>
              <table:table-cell office:value-type="float" office:value="21">
                <text:p>21</text:p>
                <draw:g>
                  <svg:desc>Sheet1.N3:Sheet1.N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250">
                <text:p>2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242cm" svg:height="7.463cm" xlink:href=".." xlink:type="simple" chart:class="chart:scatter" chart:style-name="ch1">
        <chart:title svg:x="5.191cm" svg:y="0.285cm" chart:style-name="ch2">
          <text:p>Seconds</text:p>
        </chart:title>
        <chart:plot-area chart:style-name="ch3" table:cell-range-address="Sheet1.P3:Sheet1.Q9 Sheet1.Q2:Sheet1.Q2" chart:data-source-has-labels="row" svg:x="1.255cm" svg:y="1.213cm" svg:width="10.743cm" svg:height="5.12cm">
          <chartooo:coordinate-region svg:x="2.062cm" svg:y="1.412cm" svg:width="9.749cm" svg:height="4.274cm"/>
          <chart:axis chart:dimension="x" chart:name="primary-x" chart:style-name="ch4">
            <chart:title svg:x="6.159cm" svg:y="6.482cm" chart:style-name="ch5">
              <text:p>Value</text:p>
            </chart:title>
            <chart:grid chart:style-name="ch6" chart:class="major"/>
          </chart:axis>
          <chart:axis chart:dimension="y" chart:name="primary-y" chart:style-name="ch4">
            <chart:title svg:x="0.451cm" svg:y="4.611cm" chart:style-name="ch7">
              <text:p>PWMValue</text:p>
            </chart:title>
            <chart:grid chart:style-name="ch6" chart:class="major"/>
          </chart:axis>
          <chart:series chart:style-name="ch8" chart:values-cell-range-address="Sheet1.Q3:Sheet1.Q9" chart:label-cell-address="Sheet1.Q2:Sheet1.Q2" chart:class="chart:scatter">
            <chart:domain table:cell-range-address="Sheet1.P3:Sheet1.P9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P</text:p>
              </table:table-cell>
              <table:table-cell office:value-type="string">
                <text:p>PWMValue</text:p>
                <draw:g>
                  <svg:desc>Sheet1.Q2:Sheet1.Q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P3:Sheet1.P9</svg:desc>
                </draw:g>
              </table:table-cell>
              <table:table-cell office:value-type="float" office:value="9">
                <text:p>9</text:p>
                <draw:g>
                  <svg:desc>Sheet1.Q3:Sheet1.Q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9">
                <text:p>59</text:p>
              </table:table-cell>
              <table:table-cell office:value-type="float" office:value="255">
                <text:p>25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1.2$Windows_X86_64 LibreOffice_project/81898c9f5c0d43f3473ba111d7b351050be2026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